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99533"/>
    </style:style>
    <style:style style:name="P3" style:family="paragraph" style:parent-style-name="Standard" style:list-style-name="List_20_1">
      <style:paragraph-properties fo:orphans="2" fo:widows="2"/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99533" officeooo:paragraph-rsid="00099533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a6c26" officeooo:paragraph-rsid="000a6c26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852f7"/>
    </style:style>
    <style:style style:name="T3" style:family="text">
      <style:text-properties fo:font-variant="normal" fo:text-transform="none" fo:color="#ff0000" loext:opacity="100%" style:font-name="Times New Roman" fo:font-size="14pt" fo:letter-spacing="normal" fo:language="uk" fo:country="UA" fo:font-style="normal" fo:font-weight="normal" officeooo:rsid="000852f7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99533"/>
    </style:style>
    <style:style style:name="T5" style:family="text">
      <style:text-properties officeooo:rsid="000b83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Нахил голови – </text:span><text:span text:style-name="T2">робить тебе «розуміючим», «теплим» для співрозмовника</text:span><text:line-break/><text:span text:style-name="T1">Хто контролює час – </text:span><text:span text:style-name="T2">той контролює ситуацію.</text:span><text:line-break/><text:span text:style-name="T1">Погляд на того хто говорить – </text:span><text:span text:style-name="T2">підвищує важливість сказаного у інших слухачів.</text:span><text:line-break/><text:span text:style-name="T1">Визначи ціль і РОЛЬ кожного на переговорах</text:span><text:line-break/><text:span text:style-name="T1">Оціни що відчуває інша сторона: страх, впевненість. Які їх ліміти</text:span><text:line-break/><text:span text:style-name="T1">Тон голосу – </text:span><text:span text:style-name="T2">низький, спокійний як у діджея нічного шоу.</text:span><text:line-break/><text:span text:style-name="T1">Простір який ти займаєш – </text:span><text:span text:style-name="T2">має бути як умога більший.</text:span><text:line-break/><text:span text:style-name="T1">Дивіденд краси і росту – </text:span><text:span text:style-name="T2">красиві люди заробляють трохи більше; високі — частіше стають лідерами.</text:span><text:line-break/><text:span text:style-name="T1">Не емоційне обличчя – </text:span><text:span text:style-name="T2">викликає найбільший дискомфорт(навіть ніж суворе чи зле)</text:span><text:line-break/><text:span text:style-name="T1">Шукай спостережливих </text:span><text:span text:style-name="T2">в свою команду.</text:span><text:line-break/><text:span text:style-name="T1">Люди шукають психолог</text:span><text:span text:style-name="T2">ічного</text:span><text:span text:style-name="T1"> комфорту</text:span><text:line-break/><text:span text:style-name="T1">Нагорода, </text:span><text:span text:style-name="T2">і</text:span><text:span text:style-name="T1">деологія, примус</text:span><text:span text:style-name="T2">(через відчуття провини, пониження статусу і т.д.)</text:span><text:span text:style-name="T1">, его – мотиватор</text:span><text:span text:style-name="T2">и, використовуй їх в розмові/листуванні.</text:span><text:line-break/><text:span text:style-name="T1">Лідер має бути чесним</text:span><text:line-break/><text:span text:style-name="T1">Тебе мають або любити або ненавидіти</text:span><text:line-break/><text:span text:style-name="T1">Заперечення, контекст, ідентичність – </text:span><text:span text:style-name="T3">забув??</text:span><text:line-break/><text:span text:style-name="T1">Співбесідник має сам прийти до бажаної тобі відповіді</text:span><text:line-break/><text:span text:style-name="T1">"і як я маю це зробити" - ще один спосіб сказати ні</text:span><text:span text:style-name="T4">.</text:span></text:p>
      <text:p text:style-name="P2"/>
      <text:h text:style-name="Heading_20_1" text:outline-level="1">Як вийти з тяжкого стану</text:h>
      <text:list text:style-name="List_20_1">
        <text:list-item>
          <text:p text:style-name="P3">Вкладатись де все добре — труднощі в сім’ї — займись кар’єрою</text:p>
        </text:list-item>
        <text:list-item>
          <text:p text:style-name="P3">спорт — працює як антидепресант</text:p>
        </text:list-item>
        <text:list-item>
          <text:p text:style-name="P3">робити собі нагороди за проміжні досягнення</text:p>
        </text:list-item>
        <text:list-item>
          <text:p text:style-name="P3">виписуватись — ми пам’ятаємо інфу або місце де вона лежить; якщо записати думки, вони менше турбують, бо мозок знає де вони збережені</text:p>
        </text:list-item>
        <text:list-item>
          <text:p text:style-name="P3">роботи собі суб'єктивне відчуття контролю</text:p>
        </text:list-item>
        <text:list-item>
          <text:p text:style-name="P3">медитація покращує контроль над блукаючими думками </text:p>
        </text:list-item>
      </text:list>
      <text:p text:style-name="P2"/>
      <text:h text:style-name="Heading_20_1" text:outline-level="1">Поради по доповіді/презинтації</text:h>
      <text:p text:style-name="P4">Не починай з жарту — люди звикають до твого голосу/темпу/стилю. Краще розкажи, що вони отримають вкінці доповіді.<text:line-break/>Постав паркан навколо твоєї ідеї - "оце і оце не моя ідея"<text:line-break/>Вербальна пунктуація - увага слухачів все одно буде втрачатись. Цим ти зпивертаєш її знову: наведи якісь цифри, задай питання<text:line-break/>Коли закінчуєш - хвали аудиторію. Не дякуй за увагу — вони слухали не із ввічливостію.</text:p>
      <text:p text:style-name="P4"><text:soft-page-break/>Щоб твоя робота запамяталась у неї має бути: символ(емблема, логотип), слоган, сюрприз<text:span text:style-name="T5">(мають бути неочікувані результати)</text:span>, важлива ідея, історія(як робив, чому це важливо)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9:55:32.593019800</meta:creation-date>
    <dc:date>2025-10-15T22:08:52.252595500</dc:date>
    <meta:editing-duration>PT24M23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11" meta:word-count="289" meta:character-count="1984" meta:non-whitespace-character-count="1693"/>
  </office:meta>
</office:document-meta>
</file>